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816ed" officeooo:paragraph-rsid="000816ed"/>
    </style:style>
    <style:style style:name="P2" style:family="paragraph" style:parent-style-name="Standard">
      <style:text-properties officeooo:rsid="0009823d" officeooo:paragraph-rsid="0009823d"/>
    </style:style>
    <style:style style:name="P3" style:family="paragraph" style:parent-style-name="Standard">
      <style:text-properties officeooo:rsid="0009823d" officeooo:paragraph-rsid="000b116c"/>
    </style:style>
    <style:style style:name="P4" style:family="paragraph" style:parent-style-name="Standard">
      <style:text-properties officeooo:rsid="0009823d" officeooo:paragraph-rsid="000c683f"/>
    </style:style>
    <style:style style:name="P5" style:family="paragraph" style:parent-style-name="Standard">
      <style:text-properties officeooo:rsid="0009823d" officeooo:paragraph-rsid="000db97b"/>
    </style:style>
    <style:style style:name="P6" style:family="paragraph">
      <loext:graphic-properties draw:fill="solid" draw:fill-color="#ddfefe"/>
    </style:style>
    <style:style style:name="T1" style:family="text">
      <style:text-properties officeooo:rsid="000db97b"/>
    </style:style>
    <style:style style:name="gr1" style:family="graphic">
      <style:graphic-properties draw:stroke="none" svg:stroke-color="#000000" draw:fill="solid" draw:fill-color="#ddfefe" fo:min-height="2.932cm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svg:stroke-color="#000000" draw:fill="solid" draw:fill-color="#ddfefe" fo:min-height="0.87cm" style:run-through="foreground" style:wrap="run-through" style:number-wrapped-paragraphs="no-limit" style:vertical-pos="middle" style:vertical-rel="baseline" style:horizontal-pos="from-left" style:horizontal-rel="paragraph"/>
    </style:style>
    <style:style style:name="gr3" style:family="graphic">
      <style:graphic-properties draw:stroke="none" svg:stroke-color="#000000" draw:fill="solid" draw:fill-color="#ddfefe" fo:min-height="1.924cm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DF 만들기</text:p>
      <text:p text:style-name="P1"/>
      <text:p text:style-name="P1"><draw:frame text:anchor-type="as-char" draw:z-index="0" draw:name="모양1" draw:style-name="gr1" draw:text-style-name="P6" svg:width="16.869cm" svg:height="2.932cm"><draw:text-box><text:p>$ cd ~/catkin_ws/src</text:p><text:p>$ catkin_create_pkg (package_name) urdf</text:p><text:p>$ cd (package_name) &amp;&amp; mkdir urdf</text:p><text:p>$ cd urdf</text:p><text:p>$ sudo atom (urdf_name).urdf</text:p></draw:text-box></draw:frame></text:p>
      <text:p text:style-name="P1"/>
      <text:p text:style-name="P2"><draw:frame text:anchor-type="as-char" draw:z-index="1" draw:name="모양1" draw:style-name="gr2" draw:text-style-name="P6" svg:width="16.869cm" svg:height="1.026cm"><draw:text-box><text:p>$ check_urdf (urdf_name).urdf</text:p><text:p/></draw:text-box></draw:frame></text:p>
      <text:p text:style-name="P2">urdf 안의 내용이 올바른지 체크</text:p>
      <text:p text:style-name="P2"/>
      <text:p text:style-name="P2"><draw:frame text:anchor-type="as-char" draw:z-index="2" draw:name="모양1" draw:style-name="gr2" draw:text-style-name="P6" svg:width="16.869cm" svg:height="1.026cm"><draw:text-box><text:p>$ urdf_to_graphiz (urdf_name).urdf</text:p><text:p/></draw:text-box></draw:frame></text:p>
      <text:p text:style-name="P2">urdf 블록선도를 pdf로 출력가능</text:p>
      <text:p text:style-name="P2"/>
      <text:p text:style-name="P2"><draw:frame text:anchor-type="as-char" draw:z-index="3" draw:name="모양1" draw:style-name="gr3" draw:text-style-name="P6" svg:width="16.869cm" svg:height="1.925cm"><draw:text-box><text:p>$ cd ~/catkin_ws/src/(package_name)</text:p><text:p>$ mkdir launch &amp;&amp; cd launch</text:p><text:p>$ sudo atom (launch_name).launch</text:p></draw:text-box></draw:frame></text:p>
      <text:p text:style-name="P2"/>
      <text:p text:style-name="P3"><draw:frame text:anchor-type="as-char" draw:z-index="4" draw:name="모양1" draw:style-name="gr2" draw:text-style-name="P6" svg:width="16.869cm" svg:height="1.026cm"><draw:text-box><text:p>$ cd ~/catkin_ws/ &amp;&amp; catkin_make</text:p><text:p>$ rospack profile</text:p></draw:text-box></draw:frame></text:p>
      <text:p text:style-name="P3"/>
      <text:p text:style-name="P4"><draw:frame text:anchor-type="as-char" draw:z-index="5" draw:name="모양1" draw:style-name="gr2" draw:text-style-name="P6" svg:width="16.869cm" svg:height="0.87cm"><draw:text-box><text:p>$ roslaunch (package_name) (launch_name).launch</text:p></draw:text-box></draw:frame></text:p>
      <text:p text:style-name="P2"/>
      <text:p text:style-name="P4"><draw:frame text:anchor-type="as-char" draw:z-index="6" draw:name="모양1" draw:style-name="gr2" draw:text-style-name="P6" svg:width="16.869cm" svg:height="0.87cm"><draw:text-box><text:p>$ rosrun rviz rviz</text:p></draw:text-box></draw:frame></text:p>
      <text:p text:style-name="P4"/>
      <text:p text:style-name="P5">‘<text:span text:style-name="T1">Add’ 클릭 → ‘RobotModel’ 클릭 → FixedFrame 설정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41:30.602847887</meta:creation-date>
    <dc:date>2018-08-31T13:49:56.754870091</dc:date>
    <meta:editing-duration>PT8M2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9" meta:character-count="89" meta:non-whitespace-character-count="74"/>
  </office:meta>
</office:document-meta>
</file>